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ntarell" fo:font-size="10.5pt" officeooo:rsid="0016f7b1" officeooo:paragraph-rsid="0016f7b1" style:font-size-asian="10.5pt" style:font-size-complex="10.5pt"/>
    </style:style>
    <style:style style:name="P2" style:family="paragraph" style:parent-style-name="Standard">
      <style:text-properties fo:color="#000000" style:font-name="Cantarell" fo:font-size="10.5pt" officeooo:rsid="0016f7b1" officeooo:paragraph-rsid="001a9ea4" style:font-size-asian="10.5pt" style:font-size-complex="10.5pt"/>
    </style:style>
    <style:style style:name="P3" style:family="paragraph" style:parent-style-name="Standard">
      <style:text-properties fo:color="#000000" style:font-name="Cantarell" fo:font-size="10.5pt" officeooo:rsid="001a9ea4" officeooo:paragraph-rsid="001a9ea4" style:font-size-asian="10.5pt" style:font-size-complex="10.5pt"/>
    </style:style>
    <style:style style:name="P4" style:family="paragraph" style:parent-style-name="Standard">
      <style:text-properties fo:color="#000000" style:font-name="Cantarell" fo:font-size="10.5pt" officeooo:rsid="0017533a" officeooo:paragraph-rsid="0017beb4" style:font-size-asian="10.5pt" style:font-size-complex="10.5pt"/>
    </style:style>
    <style:style style:name="P5" style:family="paragraph" style:parent-style-name="Standard">
      <style:text-properties fo:color="#000000" style:font-name="Cantarell" fo:font-size="10.5pt" officeooo:rsid="001a015f" officeooo:paragraph-rsid="001a015f" style:font-size-asian="10.5pt" style:font-size-complex="10.5pt"/>
    </style:style>
    <style:style style:name="P6" style:family="paragraph" style:parent-style-name="Standard">
      <style:text-properties fo:color="#000000" style:font-name="Cantarell" fo:font-size="10.5pt" officeooo:rsid="001b3d11" officeooo:paragraph-rsid="001b3d11" style:font-size-asian="10.5pt" style:font-size-complex="10.5pt"/>
    </style:style>
    <style:style style:name="P7" style:family="paragraph" style:parent-style-name="Standard">
      <style:text-properties fo:color="#000000" style:font-name="Cantarell" fo:font-size="10.5pt" fo:font-weight="bold" officeooo:rsid="0017533a" officeooo:paragraph-rsid="0017beb4" style:font-size-asian="10.5pt" style:font-weight-asian="bold" style:font-size-complex="10.5pt" style:font-weight-complex="bold"/>
    </style:style>
    <style:style style:name="T1" style:family="text">
      <style:text-properties officeooo:rsid="00188023"/>
    </style:style>
    <style:style style:name="T2" style:family="text">
      <style:text-properties officeooo:rsid="001a01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789 ASE</text:p>
      <text:p text:style-name="P1"/>
      <text:p text:style-name="P1"/>
      <text:p text:style-name="P1">Retour </text:p>
      <text:p text:style-name="P1">make float</text:p>
      <text:p text:style-name="P1"/>
      <text:p text:style-name="P3">rm -f edge_detect *.out *.o ta.log.* *.pgm *.cs.c *.s</text:p>
      <text:p text:style-name="P3">/opt/vex-3.43/bin/cc -I../include/ -ms -mas_g -mas_t -O2 -fmm=./risc.mm -DVEX -o edge_detect ../src//pgm.c ../src//alloc.c ../src//edge_detect.c ../src//deriche.c </text:p>
      <text:p text:style-name="P3">../src//pgm.c:</text:p>
      <text:p text:style-name="P3">../src//alloc.c:</text:p>
      <text:p text:style-name="P3">../src//edge_detect.c:</text:p>
      <text:p text:style-name="P3">../src//deriche.c:</text:p>
      <text:p text:style-name="P3">export VEXCFG=</text:p>
      <text:p text:style-name="P3">./edge_detect ../data/satellite.pgm ./deriche-satellite.pgm float_slow</text:p>
      <text:p text:style-name="P3">usage: ./edge_detect in.pgm out.pgm mode={float_slow,fixed_slow,fixed_fast}</text:p>
      <text:p text:style-name="P3">header P5</text:p>
      <text:p text:style-name="P3">width= 1500</text:p>
      <text:p text:style-name="P3">height= 1050</text:p>
      <text:p text:style-name="P3">depth= 255</text:p>
      <text:p text:style-name="P3">loaded ...Saving image ./deriche-satellite.pgm (w=1500 x h=1050)</text:p>
      <text:p text:style-name="P3">cp ta.log.000 tp_ase.log.float <text:s/></text:p>
      <text:p text:style-name="P3">grep "Total Cycles" tp_ase.log.001</text:p>
      <text:p text:style-name="P3">Total Cycles: <text:s text:c="26"/>331074902 (1655.37 msec)</text:p>
      <text:p text:style-name="P3"/>
      <text:p text:style-name="P2"/>
      <text:p text:style-name="P7">2 <text:span text:style-name="T1">Amélioration de la localité temporelle des accès mémoire pour le cache</text:span></text:p>
      <text:p text:style-name="P4"/>
      <text:p text:style-name="P6">Nombre d'octets chargés dans le cache en L3 :</text:p>
      <text:p text:style-name="P6">L1 :</text:p>
      <text:p text:style-name="P6"><text:tab/>y1 : width * height * 4</text:p>
      <text:p text:style-name="P6"><text:tab/>in : width * height * 1</text:p>
      <text:p text:style-name="P6"><text:tab/>a1, a2, xm1, b1, ym1, b2, ym2 : 7 * 4</text:p>
      <text:p text:style-name="P6">L2 :</text:p>
      <text:p text:style-name="P6"><text:tab/>y2 : width * height * 4</text:p>
      <text:p text:style-name="P6"><text:tab/>xp1, xp2, a3, yp1, yp2 : 5 * 4</text:p>
      <text:p text:style-name="P6">L3 :</text:p>
      <text:p text:style-name="P4"/>
      <text:p text:style-name="P4">- <text:span text:style-name="T2">Taille du cache</text:span></text:p>
      <text:p text:style-name="P5">lg2CacheSize <text:s text:c="8"/>14<text:tab/># (CacheSize <text:s text:c="11"/>= 8KB)</text:p>
      <text:p text:style-name="P5">lg2Sets <text:s text:c="13"/>8<text:tab/># (Sets <text:s text:c="16"/>= 4)</text:p>
      <text:p text:style-name="P5">lg2LineSize <text:s text:c="9"/>4<text:tab/># (LineSize <text:s text:c="12"/>= 64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0:48:14.777298484</meta:creation-date>
    <dc:date>2015-03-24T12:16:42.813079811</dc:date>
    <meta:editing-duration>PT1H27M34S</meta:editing-duration>
    <meta:editing-cycles>8</meta:editing-cycles>
    <meta:generator>LibreOffice/4.2.8.2$Linux_X86_64 LibreOffice_project/420$Build-2</meta:generator>
    <meta:document-statistic meta:table-count="0" meta:image-count="0" meta:object-count="0" meta:page-count="1" meta:paragraph-count="34" meta:word-count="160" meta:character-count="1170" meta:non-whitespace-character-count="921"/>
  </office:meta>
</office:document-meta>
</file>